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8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10.634cm"/>
    </style:style>
    <style:style style:name="co19" style:family="table-column">
      <style:table-column-properties fo:break-before="auto" style:column-width="3.614cm"/>
    </style:style>
    <style:style style:name="co20" style:family="table-column">
      <style:table-column-properties fo:break-before="auto" style:column-width="3.484cm"/>
    </style:style>
    <style:style style:name="co21" style:family="table-column">
      <style:table-column-properties fo:break-before="auto" style:column-width="16.621cm"/>
    </style:style>
    <style:style style:name="co22" style:family="table-column">
      <style:table-column-properties fo:break-before="auto" style:column-width="18.598cm"/>
    </style:style>
    <style:style style:name="co23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61">
      <style:text-properties fo:font-weight="normal" style:font-weight-asian="normal" style:font-weight-complex="normal"/>
    </style:style>
    <style:style style:name="ce25" style:family="table-cell" style:parent-style-name="Default" style:data-style-name="N6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3"/>
        <table:table-column table:style-name="co23" table:default-cell-style-name="Default"/>
        <table:table-column table:style-name="co8" table:number-columns-repeated="56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2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W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Mk. II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30cwt minibus</text:p>
          </table:table-cell>
          <table:table-cell office:value-type="string" calcext:value-type="string">
            <text:p>Road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1" calcext:value-type="float">
            <text:p>31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2T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Alisa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7" calcext:value-type="float">
            <text:p>37</text:p>
          </table:table-cell>
          <table:table-cell office:value-type="string" calcext:value-type="string">
            <text:p>Notably noisy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2T (pneumatic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T (pneumatic tyres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 FC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FB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3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FCX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/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office:value-type="string" calcext:value-type="string">
            <text:p>High capacity for such a short ‘bus, so presume higher density and less space/comfo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FD48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1" calcext:value-type="float">
            <text:p>41</text:p>
          </table:table-cell>
          <table:table-cell office:value-type="string" calcext:value-type="string">
            <text:p>Diesel engined vers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Mk. I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ON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(petrol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BD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2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D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RETB1/1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4" calcext:value-type="float">
            <text:p>44</text:p>
          </table:table-cell>
          <table:table-cell office:value-type="string" calcext:value-type="string">
            <text:p>Standee ‘bus – suspect that the seats were less comfortable than a full sitting type</text:p>
          </table:table-cell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 Arab Mk. IV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Mk. V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2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3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4T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TB4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S7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ailbus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48" calcext:value-type="float">
            <text:p>48</text:p>
          </table:table-cell>
          <table:table-cell office:value-type="string" calcext:value-type="string">
            <text:p>Few details of seat quality available – gues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/2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C Railbus</text:p>
          </table:table-cell>
          <table:table-cell office:value-type="string" calcext:value-type="string">
            <text:p>Rail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[.C298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330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suburban 4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56" calcext:value-type="float">
            <text:p>56</text:p>
          </table:table-cell>
          <table:table-cell office:value-type="string" calcext:value-type="string">
            <text:p>5ft 0 between compartments</text:p>
          </table:table-cell>
          <table:table-cell office:value-type="string" calcext:value-type="string">
            <text:p>Jenkinson p. 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suburban 4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57" calcext:value-type="float">
            <text:p>57</text:p>
          </table:table-cell>
          <table:table-cell office:value-type="string" calcext:value-type="string">
            <text:p>5ft 0 between compartments</text:p>
          </table:table-cell>
          <table:table-cell office:value-type="string" calcext:value-type="string">
            <text:p>Jenkinson p. 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46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54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64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97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B (coach)</text:p>
          </table:table-cell>
          <table:table-cell office:value-type="string" calcext:value-type="string">
            <text:p>Road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412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419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424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petrol electric railca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69" calcext:value-type="float">
            <text:p>69</text:p>
          </table:table-cell>
          <table:table-cell office:value-type="string" calcext:value-type="string">
            <text:p>Curtains and carpet</text:p>
          </table:table-cell>
          <table:table-cell office:value-type="string" calcext:value-type="string">
            <text:p>https://electricautocar.co.uk/archive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38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eam railmotor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suburban 4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2" calcext:value-type="float">
            <text:p>72</text:p>
          </table:table-cell>
          <table:table-cell office:value-type="string" calcext:value-type="string">
            <text:p>5ft 0 between compartments</text:p>
          </table:table-cell>
          <table:table-cell office:value-type="string" calcext:value-type="string">
            <text:p>Jenkinson p. 1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non-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57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64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Howlden non-corridor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1" calcext:value-type="float">
            <text:p>81</text:p>
          </table:table-cell>
          <table:table-cell table:number-columns-repeated="59"/>
        </table:table-row>
        <table:table-row table:style-name="ro3">
          <table:table-cell office:value-type="string" calcext:value-type="string">
            <text:p>GNR 6 wheel lavatory carriage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1" calcext:value-type="float">
            <text:p>81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95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610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51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66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74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 (first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92" calcext:value-type="float">
            <text:p>92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78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79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80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81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85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97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98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olvo B9/R / Caetano Levante 2 axle</text:p>
          </table:table-cell>
          <table:table-cell office:value-type="string" calcext:value-type="string">
            <text:p>Road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99]+5" office:value-type="float" office:value="101" calcext:value-type="float">
            <text:p>101</text:p>
          </table:table-cell>
          <table:table-cell/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709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711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712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19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21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722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723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Howlden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00" calcext:value-type="float">
            <text:p>100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725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26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27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2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29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730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32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3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3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36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37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738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39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40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41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742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43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44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45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46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47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elliptical roof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48]" office:value-type="float" office:value="104" calcext:value-type="float">
            <text:p>104</text:p>
          </table:table-cell>
          <table:table-cell/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49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50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51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52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53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54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56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57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59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60]" office:value-type="float" office:value="109" calcext:value-type="float">
            <text:p>109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61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62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63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64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65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67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68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69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71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72]" office:value-type="float" office:value="111" calcext:value-type="float">
            <text:p>111</text:p>
          </table:table-cell>
          <table:table-cell/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73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74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75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76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77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78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79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81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82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83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85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86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87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88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89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/159 (standard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90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91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93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94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95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96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97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98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801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804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805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810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81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81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814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815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816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817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818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19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53ft-6 clerestory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49" calcext:value-type="float">
            <text:p>149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23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24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25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26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27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829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30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33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836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842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844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54" calcext:value-type="float">
            <text:p>154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4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5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51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5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54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55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56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57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59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60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61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62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59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formula="of:=[.C864]+5" office:value-type="float" office:value="140" calcext:value-type="float">
            <text:p>14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65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66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67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68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69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70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75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7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7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78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79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80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82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83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86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87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93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94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96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97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99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900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901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902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90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90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909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53ft-6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64" calcext:value-type="float">
            <text:p>164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911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914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915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918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Gresle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66" calcext:value-type="float">
            <text:p>166</text:p>
          </table:table-cell>
          <table:table-cell office:value-type="string" calcext:value-type="string">
            <text:p>All door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24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925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927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64ft-5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167" calcext:value-type="float">
            <text:p>167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36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37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38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39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40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42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43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945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46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48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949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50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54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57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58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59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60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61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62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63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64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65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66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67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6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69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7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71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72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73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74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75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76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77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78]+20" office:value-type="float" office:value="175" calcext:value-type="float">
            <text:p>175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79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80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81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82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83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84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85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86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87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88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89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90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91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92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93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94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95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96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97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98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9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1000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100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1002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1003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1004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1005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1006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1007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1008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1009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1010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1011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1012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101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101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1015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1016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Coronatio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formula="of:=[.C1017]+25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1018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1019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1020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1021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1022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1023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1024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2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2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27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1028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1029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1030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1031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1032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1033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1034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1035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36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37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38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39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1040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1041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1042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1043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1044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1045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1046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1047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1048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1049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1050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2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1050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4-06-01T15:01:45.644650131</dc:date>
    <meta:editing-duration>P121DT12H23M20S</meta:editing-duration>
    <meta:editing-cycles>1985</meta:editing-cycles>
    <meta:generator>LibreOffice/7.3.7.2$Linux_X86_64 LibreOffice_project/30$Build-2</meta:generator>
    <dc:creator>James Petts</dc:creator>
    <meta:document-statistic meta:table-count="3" meta:cell-count="6467" meta:object-count="0"/>
  </office:meta>
</office:document-meta>
</file>